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1.5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107"/>
    <style:style style:name="ce3" style:family="table-cell" style:parent-style-name="Default" style:data-style-name="N2"/>
    <style:style style:name="ce6" style:family="table-cell" style:parent-style-name="Default" style:data-style-name="N118"/>
    <style:style style:name="ce8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5" table:default-cell-style-name="ce3"/>
        <table:table-column table:style-name="co1" table:default-cell-style-name="ce1"/>
        <table:table-row table:style-name="ro1">
          <table:table-cell office:value-type="string" calcext:value-type="string">
            <text:p>#f</text:p>
          </table:table-cell>
          <table:table-cell table:style-name="Default" office:value-type="string" calcext:value-type="string">
            <text:p>w</text:p>
          </table:table-cell>
          <table:table-cell office:value-type="string" calcext:value-type="string">
            <text:p>pre_vpp</text:p>
          </table:table-cell>
          <table:table-cell office:value-type="string" calcext:value-type="string">
            <text:p>amp_vpp</text:p>
          </table:table-cell>
          <table:table-cell office:value-type="string" calcext:value-type="string">
            <text:p>pre_rms</text:p>
          </table:table-cell>
          <table:table-cell office:value-type="string" calcext:value-type="string">
            <text:p>amp_rms</text:p>
          </table:table-cell>
          <table:table-cell office:value-type="string" calcext:value-type="string">
            <text:p>dt_ns</text:p>
          </table:table-cell>
          <table:table-cell table:style-name="Default" office:value-type="string" calcext:value-type="string">
            <text:p>rad</text:p>
          </table:table-cell>
          <table:table-cell table:style-name="Default" office:value-type="string" calcext:value-type="string">
            <text:p>deg</text:p>
          </table:table-cell>
          <table:table-cell table:style-name="Default" office:value-type="string" calcext:value-type="string">
            <text:p>k_vpp</text:p>
          </table:table-cell>
          <table:table-cell table:style-name="Default" office:value-type="string" calcext:value-type="string">
            <text:p>db_vpp</text:p>
          </table:table-cell>
          <table:table-cell table:style-name="Default" office:value-type="string" calcext:value-type="string">
            <text:p>k_rms</text:p>
          </table:table-cell>
          <table:table-cell table:style-name="Default" office:value-type="string" calcext:value-type="string">
            <text:p>db_rms</text:p>
          </table:table-cell>
          <table:table-cell table:style-name="Default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2*PI()*[.A2]" office:value-type="float" office:value="628.318530717959" calcext:value-type="float">
            <text:p>628,319</text:p>
          </table:table-cell>
          <table:table-cell office:value-type="float" office:value="983" calcext:value-type="float">
            <text:p>983</text:p>
          </table:table-cell>
          <table:table-cell office:value-type="float" office:value="3280" calcext:value-type="float">
            <text:p>328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420" calcext:value-type="float">
            <text:p>420</text:p>
          </table:table-cell>
          <table:table-cell table:formula="of:=-([.G2]*10^(-9))*[.A2]*2*PI()" office:value-type="float" office:value="-0.000263893782901543" calcext:value-type="float">
            <text:p>0,000</text:p>
          </table:table-cell>
          <table:table-cell table:formula="of:=-360*[.G2]/((1/[.A2])*10^9)" office:value-type="float" office:value="-0.01512" calcext:value-type="float">
            <text:p>-0,02</text:p>
          </table:table-cell>
          <table:table-cell table:formula="of:=[.D2]/[.C2]" office:value-type="float" office:value="3.33672431332655" calcext:value-type="float">
            <text:p>3,34</text:p>
          </table:table-cell>
          <table:table-cell table:formula="of:=20*LOG([.J2])" office:value-type="float" office:value="10.4664065175909" calcext:value-type="float">
            <text:p>10,47</text:p>
          </table:table-cell>
          <table:table-cell table:formula="of:=[.F2]/[.E2]" office:value-type="float" office:value="3.26530612244898" calcext:value-type="float">
            <text:p>3,27</text:p>
          </table:table-cell>
          <table:table-cell table:formula="of:=20*LOG([.L2])" office:value-type="float" office:value="10.2784780525482" calcext:value-type="float">
            <text:p>10,28</text:p>
          </table:table-cell>
          <table:table-cell table:formula="of:=MAX([.$J$2:.$J$29])-[.J2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2*PI()*[.A3]" office:value-type="float" office:value="1884.95559215388" calcext:value-type="float">
            <text:p>1884,956</text:p>
          </table:table-cell>
          <table:table-cell office:value-type="float" office:value="983" calcext:value-type="float">
            <text:p>983</text:p>
          </table:table-cell>
          <table:table-cell office:value-type="float" office:value="3280" calcext:value-type="float">
            <text:p>328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420" calcext:value-type="float">
            <text:p>420</text:p>
          </table:table-cell>
          <table:table-cell table:formula="of:=-([.G3]*10^(-9))*[.A3]*2*PI()" office:value-type="float" office:value="-0.000791681348704628" calcext:value-type="float">
            <text:p>-0,001</text:p>
          </table:table-cell>
          <table:table-cell table:formula="of:=-360*[.G3]/((1/[.A3])*10^9)" office:value-type="float" office:value="-0.04536" calcext:value-type="float">
            <text:p>-0,05</text:p>
          </table:table-cell>
          <table:table-cell table:formula="of:=[.D3]/[.C3]" office:value-type="float" office:value="3.33672431332655" calcext:value-type="float">
            <text:p>3,34</text:p>
          </table:table-cell>
          <table:table-cell table:formula="of:=20*LOG([.J3])" office:value-type="float" office:value="10.4664065175909" calcext:value-type="float">
            <text:p>10,47</text:p>
          </table:table-cell>
          <table:table-cell table:formula="of:=[.F3]/[.E3]" office:value-type="float" office:value="3.26530612244898" calcext:value-type="float">
            <text:p>3,27</text:p>
          </table:table-cell>
          <table:table-cell table:formula="of:=20*LOG([.L3])" office:value-type="float" office:value="10.2784780525482" calcext:value-type="float">
            <text:p>10,28</text:p>
          </table:table-cell>
          <table:table-cell table:formula="of:=MAX([.$J$2:.$J$29])-[.J3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2*PI()*[.A4]" office:value-type="float" office:value="3769.91118430775" calcext:value-type="float">
            <text:p>3769,911</text:p>
          </table:table-cell>
          <table:table-cell office:value-type="float" office:value="983" calcext:value-type="float">
            <text:p>983</text:p>
          </table:table-cell>
          <table:table-cell office:value-type="float" office:value="3280" calcext:value-type="float">
            <text:p>328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420" calcext:value-type="float">
            <text:p>420</text:p>
          </table:table-cell>
          <table:table-cell table:formula="of:=-([.G4]*10^(-9))*[.A4]*2*PI()" office:value-type="float" office:value="-0.00158336269740926" calcext:value-type="float">
            <text:p>-0,002</text:p>
          </table:table-cell>
          <table:table-cell table:formula="of:=-360*[.G4]/((1/[.A4])*10^9)" office:value-type="float" office:value="-0.09072" calcext:value-type="float">
            <text:p>-0,09</text:p>
          </table:table-cell>
          <table:table-cell table:formula="of:=[.D4]/[.C4]" office:value-type="float" office:value="3.33672431332655" calcext:value-type="float">
            <text:p>3,34</text:p>
          </table:table-cell>
          <table:table-cell table:formula="of:=20*LOG([.J4])" office:value-type="float" office:value="10.4664065175909" calcext:value-type="float">
            <text:p>10,47</text:p>
          </table:table-cell>
          <table:table-cell table:formula="of:=[.F4]/[.E4]" office:value-type="float" office:value="3.26530612244898" calcext:value-type="float">
            <text:p>3,27</text:p>
          </table:table-cell>
          <table:table-cell table:formula="of:=20*LOG([.L4])" office:value-type="float" office:value="10.2784780525482" calcext:value-type="float">
            <text:p>10,28</text:p>
          </table:table-cell>
          <table:table-cell table:formula="of:=MAX([.$J$2:.$J$29])-[.J4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2*PI()*[.A5]" office:value-type="float" office:value="6283.18530717959" calcext:value-type="float">
            <text:p>6283,185</text:p>
          </table:table-cell>
          <table:table-cell office:value-type="float" office:value="983" calcext:value-type="float">
            <text:p>983</text:p>
          </table:table-cell>
          <table:table-cell office:value-type="float" office:value="3280" calcext:value-type="float">
            <text:p>328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420" calcext:value-type="float">
            <text:p>420</text:p>
          </table:table-cell>
          <table:table-cell table:formula="of:=-([.G5]*10^(-9))*[.A5]*2*PI()" office:value-type="float" office:value="-0.00263893782901543" calcext:value-type="float">
            <text:p>-0,003</text:p>
          </table:table-cell>
          <table:table-cell table:formula="of:=-360*[.G5]/((1/[.A5])*10^9)" office:value-type="float" office:value="-0.1512" calcext:value-type="float">
            <text:p>-0,15</text:p>
          </table:table-cell>
          <table:table-cell table:formula="of:=[.D5]/[.C5]" office:value-type="float" office:value="3.33672431332655" calcext:value-type="float">
            <text:p>3,34</text:p>
          </table:table-cell>
          <table:table-cell table:formula="of:=20*LOG([.J5])" office:value-type="float" office:value="10.4664065175909" calcext:value-type="float">
            <text:p>10,47</text:p>
          </table:table-cell>
          <table:table-cell table:formula="of:=[.F5]/[.E5]" office:value-type="float" office:value="3.26530612244898" calcext:value-type="float">
            <text:p>3,27</text:p>
          </table:table-cell>
          <table:table-cell table:formula="of:=20*LOG([.L5])" office:value-type="float" office:value="10.2784780525482" calcext:value-type="float">
            <text:p>10,28</text:p>
          </table:table-cell>
          <table:table-cell table:formula="of:=MAX([.$J$2:.$J$29])-[.J5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2*PI()*[.A6]" office:value-type="float" office:value="12566.3706143592" calcext:value-type="float">
            <text:p>12566,371</text:p>
          </table:table-cell>
          <table:table-cell office:value-type="float" office:value="983" calcext:value-type="float">
            <text:p>983</text:p>
          </table:table-cell>
          <table:table-cell office:value-type="float" office:value="3260" calcext:value-type="float">
            <text:p>326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420" calcext:value-type="float">
            <text:p>420</text:p>
          </table:table-cell>
          <table:table-cell table:formula="of:=-([.G6]*10^(-9))*[.A6]*2*PI()" office:value-type="float" office:value="-0.00527787565803085" calcext:value-type="float">
            <text:p>-0,005</text:p>
          </table:table-cell>
          <table:table-cell table:formula="of:=-360*[.G6]/((1/[.A6])*10^9)" office:value-type="float" office:value="-0.3024" calcext:value-type="float">
            <text:p>-0,30</text:p>
          </table:table-cell>
          <table:table-cell table:formula="of:=[.D6]/[.C6]" office:value-type="float" office:value="3.31637843336724" calcext:value-type="float">
            <text:p>3,32</text:p>
          </table:table-cell>
          <table:table-cell table:formula="of:=20*LOG([.J6])" office:value-type="float" office:value="10.4132816447161" calcext:value-type="float">
            <text:p>10,41</text:p>
          </table:table-cell>
          <table:table-cell table:formula="of:=[.F6]/[.E6]" office:value-type="float" office:value="3.26530612244898" calcext:value-type="float">
            <text:p>3,27</text:p>
          </table:table-cell>
          <table:table-cell table:formula="of:=20*LOG([.L6])" office:value-type="float" office:value="10.2784780525482" calcext:value-type="float">
            <text:p>10,28</text:p>
          </table:table-cell>
          <table:table-cell table:formula="of:=MAX([.$J$2:.$J$29])-[.J6]" office:value-type="float" office:value="0.0203458799593079" calcext:value-type="float">
            <text:p>0,02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2*PI()*[.A7]" office:value-type="float" office:value="18849.5559215388" calcext:value-type="float">
            <text:p>18849,556</text:p>
          </table:table-cell>
          <table:table-cell office:value-type="float" office:value="983" calcext:value-type="float">
            <text:p>983</text:p>
          </table:table-cell>
          <table:table-cell office:value-type="float" office:value="3260" calcext:value-type="float">
            <text:p>326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420" calcext:value-type="float">
            <text:p>420</text:p>
          </table:table-cell>
          <table:table-cell table:formula="of:=-([.G7]*10^(-9))*[.A7]*2*PI()" office:value-type="float" office:value="-0.00791681348704628" calcext:value-type="float">
            <text:p>-0,008</text:p>
          </table:table-cell>
          <table:table-cell table:formula="of:=-360*[.G7]/((1/[.A7])*10^9)" office:value-type="float" office:value="-0.4536" calcext:value-type="float">
            <text:p>-0,45</text:p>
          </table:table-cell>
          <table:table-cell table:formula="of:=[.D7]/[.C7]" office:value-type="float" office:value="3.31637843336724" calcext:value-type="float">
            <text:p>3,32</text:p>
          </table:table-cell>
          <table:table-cell table:formula="of:=20*LOG([.J7])" office:value-type="float" office:value="10.4132816447161" calcext:value-type="float">
            <text:p>10,41</text:p>
          </table:table-cell>
          <table:table-cell table:formula="of:=[.F7]/[.E7]" office:value-type="float" office:value="3.26530612244898" calcext:value-type="float">
            <text:p>3,27</text:p>
          </table:table-cell>
          <table:table-cell table:formula="of:=20*LOG([.L7])" office:value-type="float" office:value="10.2784780525482" calcext:value-type="float">
            <text:p>10,28</text:p>
          </table:table-cell>
          <table:table-cell table:formula="of:=MAX([.$J$2:.$J$29])-[.J7]" office:value-type="float" office:value="0.0203458799593079" calcext:value-type="float">
            <text:p>0,02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2*PI()*[.A8]" office:value-type="float" office:value="25132.7412287183" calcext:value-type="float">
            <text:p>25132,741</text:p>
          </table:table-cell>
          <table:table-cell office:value-type="float" office:value="983" calcext:value-type="float">
            <text:p>983</text:p>
          </table:table-cell>
          <table:table-cell office:value-type="float" office:value="3260" calcext:value-type="float">
            <text:p>326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420" calcext:value-type="float">
            <text:p>420</text:p>
          </table:table-cell>
          <table:table-cell table:formula="of:=-([.G8]*10^(-9))*[.A8]*2*PI()" office:value-type="float" office:value="-0.0105557513160617" calcext:value-type="float">
            <text:p>-0,011</text:p>
          </table:table-cell>
          <table:table-cell table:formula="of:=-360*[.G8]/((1/[.A8])*10^9)" office:value-type="float" office:value="-0.6048" calcext:value-type="float">
            <text:p>-0,60</text:p>
          </table:table-cell>
          <table:table-cell table:formula="of:=[.D8]/[.C8]" office:value-type="float" office:value="3.31637843336724" calcext:value-type="float">
            <text:p>3,32</text:p>
          </table:table-cell>
          <table:table-cell table:formula="of:=20*LOG([.J8])" office:value-type="float" office:value="10.4132816447161" calcext:value-type="float">
            <text:p>10,41</text:p>
          </table:table-cell>
          <table:table-cell table:formula="of:=[.F8]/[.E8]" office:value-type="float" office:value="3.26530612244898" calcext:value-type="float">
            <text:p>3,27</text:p>
          </table:table-cell>
          <table:table-cell table:formula="of:=20*LOG([.L8])" office:value-type="float" office:value="10.2784780525482" calcext:value-type="float">
            <text:p>10,28</text:p>
          </table:table-cell>
          <table:table-cell table:formula="of:=MAX([.$J$2:.$J$29])-[.J8]" office:value-type="float" office:value="0.0203458799593079" calcext:value-type="float">
            <text:p>0,02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2*PI()*[.A9]" office:value-type="float" office:value="31415.9265358979" calcext:value-type="float">
            <text:p>31415,927</text:p>
          </table:table-cell>
          <table:table-cell office:value-type="float" office:value="983" calcext:value-type="float">
            <text:p>983</text:p>
          </table:table-cell>
          <table:table-cell office:value-type="float" office:value="3260" calcext:value-type="float">
            <text:p>326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420" calcext:value-type="float">
            <text:p>420</text:p>
          </table:table-cell>
          <table:table-cell table:formula="of:=-([.G9]*10^(-9))*[.A9]*2*PI()" office:value-type="float" office:value="-0.0131946891450771" calcext:value-type="float">
            <text:p>-0,013</text:p>
          </table:table-cell>
          <table:table-cell table:formula="of:=-360*[.G9]/((1/[.A9])*10^9)" office:value-type="float" office:value="-0.756" calcext:value-type="float">
            <text:p>-0,76</text:p>
          </table:table-cell>
          <table:table-cell table:formula="of:=[.D9]/[.C9]" office:value-type="float" office:value="3.31637843336724" calcext:value-type="float">
            <text:p>3,32</text:p>
          </table:table-cell>
          <table:table-cell table:formula="of:=20*LOG([.J9])" office:value-type="float" office:value="10.4132816447161" calcext:value-type="float">
            <text:p>10,41</text:p>
          </table:table-cell>
          <table:table-cell table:formula="of:=[.F9]/[.E9]" office:value-type="float" office:value="3.26530612244898" calcext:value-type="float">
            <text:p>3,27</text:p>
          </table:table-cell>
          <table:table-cell table:formula="of:=20*LOG([.L9])" office:value-type="float" office:value="10.2784780525482" calcext:value-type="float">
            <text:p>10,28</text:p>
          </table:table-cell>
          <table:table-cell table:formula="of:=MAX([.$J$2:.$J$29])-[.J9]" office:value-type="float" office:value="0.0203458799593079" calcext:value-type="float">
            <text:p>0,02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2*PI()*[.A10]" office:value-type="float" office:value="37699.1118430775" calcext:value-type="float">
            <text:p>37699,112</text:p>
          </table:table-cell>
          <table:table-cell office:value-type="float" office:value="983" calcext:value-type="float">
            <text:p>983</text:p>
          </table:table-cell>
          <table:table-cell office:value-type="float" office:value="3260" calcext:value-type="float">
            <text:p>326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420" calcext:value-type="float">
            <text:p>420</text:p>
          </table:table-cell>
          <table:table-cell table:formula="of:=-([.G10]*10^(-9))*[.A10]*2*PI()" office:value-type="float" office:value="-0.0158336269740926" calcext:value-type="float">
            <text:p>-0,016</text:p>
          </table:table-cell>
          <table:table-cell table:formula="of:=-360*[.G10]/((1/[.A10])*10^9)" office:value-type="float" office:value="-0.9072" calcext:value-type="float">
            <text:p>-0,91</text:p>
          </table:table-cell>
          <table:table-cell table:formula="of:=[.D10]/[.C10]" office:value-type="float" office:value="3.31637843336724" calcext:value-type="float">
            <text:p>3,32</text:p>
          </table:table-cell>
          <table:table-cell table:formula="of:=20*LOG([.J10])" office:value-type="float" office:value="10.4132816447161" calcext:value-type="float">
            <text:p>10,41</text:p>
          </table:table-cell>
          <table:table-cell table:formula="of:=[.F10]/[.E10]" office:value-type="float" office:value="3.26530612244898" calcext:value-type="float">
            <text:p>3,27</text:p>
          </table:table-cell>
          <table:table-cell table:formula="of:=20*LOG([.L10])" office:value-type="float" office:value="10.2784780525482" calcext:value-type="float">
            <text:p>10,28</text:p>
          </table:table-cell>
          <table:table-cell table:formula="of:=MAX([.$J$2:.$J$29])-[.J10]" office:value-type="float" office:value="0.0203458799593079" calcext:value-type="float">
            <text:p>0,02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table:formula="of:=2*PI()*[.A11]" office:value-type="float" office:value="43982.2971502571" calcext:value-type="float">
            <text:p>43982,297</text:p>
          </table:table-cell>
          <table:table-cell office:value-type="float" office:value="983" calcext:value-type="float">
            <text:p>983</text:p>
          </table:table-cell>
          <table:table-cell office:value-type="float" office:value="3250" calcext:value-type="float">
            <text:p>325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420" calcext:value-type="float">
            <text:p>420</text:p>
          </table:table-cell>
          <table:table-cell table:formula="of:=-([.G11]*10^(-9))*[.A11]*2*PI()" office:value-type="float" office:value="-0.018472564803108" calcext:value-type="float">
            <text:p>-0,018</text:p>
          </table:table-cell>
          <table:table-cell table:formula="of:=-360*[.G11]/((1/[.A11])*10^9)" office:value-type="float" office:value="-1.0584" calcext:value-type="float">
            <text:p>-1,06</text:p>
          </table:table-cell>
          <table:table-cell table:formula="of:=[.D11]/[.C11]" office:value-type="float" office:value="3.30620549338759" calcext:value-type="float">
            <text:p>3,31</text:p>
          </table:table-cell>
          <table:table-cell table:formula="of:=20*LOG([.J11])" office:value-type="float" office:value="10.3865968629348" calcext:value-type="float">
            <text:p>10,39</text:p>
          </table:table-cell>
          <table:table-cell table:formula="of:=[.F11]/[.E11]" office:value-type="float" office:value="3.26530612244898" calcext:value-type="float">
            <text:p>3,27</text:p>
          </table:table-cell>
          <table:table-cell table:formula="of:=20*LOG([.L11])" office:value-type="float" office:value="10.2784780525482" calcext:value-type="float">
            <text:p>10,28</text:p>
          </table:table-cell>
          <table:table-cell table:formula="of:=MAX([.$J$2:.$J$29])-[.J11]" office:value-type="float" office:value="0.0305188199389623" calcext:value-type="float">
            <text:p>0,03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2*PI()*[.A12]" office:value-type="float" office:value="50265.4824574367" calcext:value-type="float">
            <text:p>50265,482</text:p>
          </table:table-cell>
          <table:table-cell office:value-type="float" office:value="983" calcext:value-type="float">
            <text:p>983</text:p>
          </table:table-cell>
          <table:table-cell office:value-type="float" office:value="3250" calcext:value-type="float">
            <text:p>325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420" calcext:value-type="float">
            <text:p>420</text:p>
          </table:table-cell>
          <table:table-cell table:formula="of:=-([.G12]*10^(-9))*[.A12]*2*PI()" office:value-type="float" office:value="-0.0211115026321234" calcext:value-type="float">
            <text:p>-0,021</text:p>
          </table:table-cell>
          <table:table-cell table:formula="of:=-360*[.G12]/((1/[.A12])*10^9)" office:value-type="float" office:value="-1.2096" calcext:value-type="float">
            <text:p>-1,21</text:p>
          </table:table-cell>
          <table:table-cell table:formula="of:=[.D12]/[.C12]" office:value-type="float" office:value="3.30620549338759" calcext:value-type="float">
            <text:p>3,31</text:p>
          </table:table-cell>
          <table:table-cell table:formula="of:=20*LOG([.J12])" office:value-type="float" office:value="10.3865968629348" calcext:value-type="float">
            <text:p>10,39</text:p>
          </table:table-cell>
          <table:table-cell table:formula="of:=[.F12]/[.E12]" office:value-type="float" office:value="3.26530612244898" calcext:value-type="float">
            <text:p>3,27</text:p>
          </table:table-cell>
          <table:table-cell table:formula="of:=20*LOG([.L12])" office:value-type="float" office:value="10.2784780525482" calcext:value-type="float">
            <text:p>10,28</text:p>
          </table:table-cell>
          <table:table-cell table:formula="of:=MAX([.$J$2:.$J$29])-[.J12]" office:value-type="float" office:value="0.0305188199389623" calcext:value-type="float">
            <text:p>0,031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formula="of:=2*PI()*[.A13]" office:value-type="float" office:value="56548.6677646163" calcext:value-type="float">
            <text:p>56548,668</text:p>
          </table:table-cell>
          <table:table-cell office:value-type="float" office:value="983" calcext:value-type="float">
            <text:p>983</text:p>
          </table:table-cell>
          <table:table-cell office:value-type="float" office:value="3250" calcext:value-type="float">
            <text:p>325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420" calcext:value-type="float">
            <text:p>420</text:p>
          </table:table-cell>
          <table:table-cell table:formula="of:=-([.G13]*10^(-9))*[.A13]*2*PI()" office:value-type="float" office:value="-0.0237504404611388" calcext:value-type="float">
            <text:p>-0,024</text:p>
          </table:table-cell>
          <table:table-cell table:formula="of:=-360*[.G13]/((1/[.A13])*10^9)" office:value-type="float" office:value="-1.3608" calcext:value-type="float">
            <text:p>-1,36</text:p>
          </table:table-cell>
          <table:table-cell table:formula="of:=[.D13]/[.C13]" office:value-type="float" office:value="3.30620549338759" calcext:value-type="float">
            <text:p>3,31</text:p>
          </table:table-cell>
          <table:table-cell table:formula="of:=20*LOG([.J13])" office:value-type="float" office:value="10.3865968629348" calcext:value-type="float">
            <text:p>10,39</text:p>
          </table:table-cell>
          <table:table-cell table:formula="of:=[.F13]/[.E13]" office:value-type="float" office:value="3.26530612244898" calcext:value-type="float">
            <text:p>3,27</text:p>
          </table:table-cell>
          <table:table-cell table:formula="of:=20*LOG([.L13])" office:value-type="float" office:value="10.2784780525482" calcext:value-type="float">
            <text:p>10,28</text:p>
          </table:table-cell>
          <table:table-cell table:formula="of:=MAX([.$J$2:.$J$29])-[.J13]" office:value-type="float" office:value="0.0305188199389623" calcext:value-type="float">
            <text:p>0,03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2*PI()*[.A14]" office:value-type="float" office:value="62831.8530717959" calcext:value-type="float">
            <text:p>62831,853</text:p>
          </table:table-cell>
          <table:table-cell office:value-type="float" office:value="983" calcext:value-type="float">
            <text:p>983</text:p>
          </table:table-cell>
          <table:table-cell office:value-type="float" office:value="3210" calcext:value-type="float">
            <text:p>321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420" calcext:value-type="float">
            <text:p>420</text:p>
          </table:table-cell>
          <table:table-cell table:formula="of:=-([.G14]*10^(-9))*[.A14]*2*PI()" office:value-type="float" office:value="-0.0263893782901543" calcext:value-type="float">
            <text:p>-0,026</text:p>
          </table:table-cell>
          <table:table-cell table:formula="of:=-360*[.G14]/((1/[.A14])*10^9)" office:value-type="float" office:value="-1.512" calcext:value-type="float">
            <text:p>-1,51</text:p>
          </table:table-cell>
          <table:table-cell table:formula="of:=[.D14]/[.C14]" office:value-type="float" office:value="3.26551373346897" calcext:value-type="float">
            <text:p>3,27</text:p>
          </table:table-cell>
          <table:table-cell table:formula="of:=20*LOG([.J14])" office:value-type="float" office:value="10.2790302914547" calcext:value-type="float">
            <text:p>10,28</text:p>
          </table:table-cell>
          <table:table-cell table:formula="of:=[.F14]/[.E14]" office:value-type="float" office:value="3.26530612244898" calcext:value-type="float">
            <text:p>3,27</text:p>
          </table:table-cell>
          <table:table-cell table:formula="of:=20*LOG([.L14])" office:value-type="float" office:value="10.2784780525482" calcext:value-type="float">
            <text:p>10,28</text:p>
          </table:table-cell>
          <table:table-cell table:formula="of:=MAX([.$J$2:.$J$29])-[.J14]" office:value-type="float" office:value="0.0712105798575813" calcext:value-type="float">
            <text:p>0,07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formula="of:=2*PI()*[.A15]" office:value-type="float" office:value="125663.706143592" calcext:value-type="float">
            <text:p>125663,706</text:p>
          </table:table-cell>
          <table:table-cell office:value-type="float" office:value="983" calcext:value-type="float">
            <text:p>983</text:p>
          </table:table-cell>
          <table:table-cell office:value-type="float" office:value="3210" calcext:value-type="float">
            <text:p>321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420" calcext:value-type="float">
            <text:p>420</text:p>
          </table:table-cell>
          <table:table-cell table:formula="of:=-([.G15]*10^(-9))*[.A15]*2*PI()" office:value-type="float" office:value="-0.0527787565803085" calcext:value-type="float">
            <text:p>-0,053</text:p>
          </table:table-cell>
          <table:table-cell table:formula="of:=-360*[.G15]/((1/[.A15])*10^9)" office:value-type="float" office:value="-3.024" calcext:value-type="float">
            <text:p>-3,02</text:p>
          </table:table-cell>
          <table:table-cell table:formula="of:=[.D15]/[.C15]" office:value-type="float" office:value="3.26551373346897" calcext:value-type="float">
            <text:p>3,27</text:p>
          </table:table-cell>
          <table:table-cell table:formula="of:=20*LOG([.J15])" office:value-type="float" office:value="10.2790302914547" calcext:value-type="float">
            <text:p>10,28</text:p>
          </table:table-cell>
          <table:table-cell table:formula="of:=[.F15]/[.E15]" office:value-type="float" office:value="3.26530612244898" calcext:value-type="float">
            <text:p>3,27</text:p>
          </table:table-cell>
          <table:table-cell table:formula="of:=20*LOG([.L15])" office:value-type="float" office:value="10.2784780525482" calcext:value-type="float">
            <text:p>10,28</text:p>
          </table:table-cell>
          <table:table-cell table:formula="of:=MAX([.$J$2:.$J$29])-[.J15]" office:value-type="float" office:value="0.0712105798575813" calcext:value-type="float">
            <text:p>0,071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formula="of:=2*PI()*[.A16]" office:value-type="float" office:value="188495.559215388" calcext:value-type="float">
            <text:p>188495,559</text:p>
          </table:table-cell>
          <table:table-cell office:value-type="float" office:value="983" calcext:value-type="float">
            <text:p>983</text:p>
          </table:table-cell>
          <table:table-cell office:value-type="float" office:value="3190" calcext:value-type="float">
            <text:p>319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420" calcext:value-type="float">
            <text:p>420</text:p>
          </table:table-cell>
          <table:table-cell table:formula="of:=-([.G16]*10^(-9))*[.A16]*2*PI()" office:value-type="float" office:value="-0.0791681348704628" calcext:value-type="float">
            <text:p>-0,079</text:p>
          </table:table-cell>
          <table:table-cell table:formula="of:=-360*[.G16]/((1/[.A16])*10^9)" office:value-type="float" office:value="-4.536" calcext:value-type="float">
            <text:p>-4,54</text:p>
          </table:table-cell>
          <table:table-cell table:formula="of:=[.D16]/[.C16]" office:value-type="float" office:value="3.24516785350966" calcext:value-type="float">
            <text:p>3,25</text:p>
          </table:table-cell>
          <table:table-cell table:formula="of:=20*LOG([.J16])" office:value-type="float" office:value="10.2247433045009" calcext:value-type="float">
            <text:p>10,22</text:p>
          </table:table-cell>
          <table:table-cell table:formula="of:=[.F16]/[.E16]" office:value-type="float" office:value="3.26530612244898" calcext:value-type="float">
            <text:p>3,27</text:p>
          </table:table-cell>
          <table:table-cell table:formula="of:=20*LOG([.L16])" office:value-type="float" office:value="10.2784780525482" calcext:value-type="float">
            <text:p>10,28</text:p>
          </table:table-cell>
          <table:table-cell table:formula="of:=MAX([.$J$2:.$J$29])-[.J16]" office:value-type="float" office:value="0.091556459816891" calcext:value-type="float">
            <text:p>0,092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formula="of:=2*PI()*[.A17]" office:value-type="float" office:value="251327.412287183" calcext:value-type="float">
            <text:p>251327,412</text:p>
          </table:table-cell>
          <table:table-cell office:value-type="float" office:value="983" calcext:value-type="float">
            <text:p>983</text:p>
          </table:table-cell>
          <table:table-cell office:value-type="float" office:value="3190" calcext:value-type="float">
            <text:p>319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420" calcext:value-type="float">
            <text:p>420</text:p>
          </table:table-cell>
          <table:table-cell table:formula="of:=-([.G17]*10^(-9))*[.A17]*2*PI()" office:value-type="float" office:value="-0.105557513160617" calcext:value-type="float">
            <text:p>-0,106</text:p>
          </table:table-cell>
          <table:table-cell table:formula="of:=-360*[.G17]/((1/[.A17])*10^9)" office:value-type="float" office:value="-6.048" calcext:value-type="float">
            <text:p>-6,05</text:p>
          </table:table-cell>
          <table:table-cell table:formula="of:=[.D17]/[.C17]" office:value-type="float" office:value="3.24516785350966" calcext:value-type="float">
            <text:p>3,25</text:p>
          </table:table-cell>
          <table:table-cell table:formula="of:=20*LOG([.J17])" office:value-type="float" office:value="10.2247433045009" calcext:value-type="float">
            <text:p>10,22</text:p>
          </table:table-cell>
          <table:table-cell table:formula="of:=[.F17]/[.E17]" office:value-type="float" office:value="3.26530612244898" calcext:value-type="float">
            <text:p>3,27</text:p>
          </table:table-cell>
          <table:table-cell table:formula="of:=20*LOG([.L17])" office:value-type="float" office:value="10.2784780525482" calcext:value-type="float">
            <text:p>10,28</text:p>
          </table:table-cell>
          <table:table-cell table:formula="of:=MAX([.$J$2:.$J$29])-[.J17]" office:value-type="float" office:value="0.091556459816891" calcext:value-type="float">
            <text:p>0,09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2*PI()*[.A18]" office:value-type="float" office:value="314159.265358979" calcext:value-type="float">
            <text:p>314159,265</text:p>
          </table:table-cell>
          <table:table-cell office:value-type="float" office:value="983" calcext:value-type="float">
            <text:p>983</text:p>
          </table:table-cell>
          <table:table-cell office:value-type="float" office:value="3190" calcext:value-type="float">
            <text:p>319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440" calcext:value-type="float">
            <text:p>440</text:p>
          </table:table-cell>
          <table:table-cell table:formula="of:=-([.G18]*10^(-9))*[.A18]*2*PI()" office:value-type="float" office:value="-0.138230076757951" calcext:value-type="float">
            <text:p>-0,138</text:p>
          </table:table-cell>
          <table:table-cell table:formula="of:=-360*[.G18]/((1/[.A18])*10^9)" office:value-type="float" office:value="-7.92" calcext:value-type="float">
            <text:p>-7,92</text:p>
          </table:table-cell>
          <table:table-cell table:formula="of:=[.D18]/[.C18]" office:value-type="float" office:value="3.24516785350966" calcext:value-type="float">
            <text:p>3,25</text:p>
          </table:table-cell>
          <table:table-cell table:formula="of:=20*LOG([.J18])" office:value-type="float" office:value="10.2247433045009" calcext:value-type="float">
            <text:p>10,22</text:p>
          </table:table-cell>
          <table:table-cell table:formula="of:=[.F18]/[.E18]" office:value-type="float" office:value="3.26530612244898" calcext:value-type="float">
            <text:p>3,27</text:p>
          </table:table-cell>
          <table:table-cell table:formula="of:=20*LOG([.L18])" office:value-type="float" office:value="10.2784780525482" calcext:value-type="float">
            <text:p>10,28</text:p>
          </table:table-cell>
          <table:table-cell table:formula="of:=MAX([.$J$2:.$J$29])-[.J18]" office:value-type="float" office:value="0.091556459816891" calcext:value-type="float">
            <text:p>0,092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formula="of:=2*PI()*[.A19]" office:value-type="float" office:value="376991.118430775" calcext:value-type="float">
            <text:p>376991,118</text:p>
          </table:table-cell>
          <table:table-cell office:value-type="float" office:value="983" calcext:value-type="float">
            <text:p>983</text:p>
          </table:table-cell>
          <table:table-cell office:value-type="float" office:value="3190" calcext:value-type="float">
            <text:p>319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470" calcext:value-type="float">
            <text:p>470</text:p>
          </table:table-cell>
          <table:table-cell table:formula="of:=-([.G19]*10^(-9))*[.A19]*2*PI()" office:value-type="float" office:value="-0.177185825662464" calcext:value-type="float">
            <text:p>-0,177</text:p>
          </table:table-cell>
          <table:table-cell table:formula="of:=-360*[.G19]/((1/[.A19])*10^9)" office:value-type="float" office:value="-10.152" calcext:value-type="float">
            <text:p>-10,15</text:p>
          </table:table-cell>
          <table:table-cell table:formula="of:=[.D19]/[.C19]" office:value-type="float" office:value="3.24516785350966" calcext:value-type="float">
            <text:p>3,25</text:p>
          </table:table-cell>
          <table:table-cell table:formula="of:=20*LOG([.J19])" office:value-type="float" office:value="10.2247433045009" calcext:value-type="float">
            <text:p>10,22</text:p>
          </table:table-cell>
          <table:table-cell table:formula="of:=[.F19]/[.E19]" office:value-type="float" office:value="3.26530612244898" calcext:value-type="float">
            <text:p>3,27</text:p>
          </table:table-cell>
          <table:table-cell table:formula="of:=20*LOG([.L19])" office:value-type="float" office:value="10.2784780525482" calcext:value-type="float">
            <text:p>10,28</text:p>
          </table:table-cell>
          <table:table-cell table:formula="of:=MAX([.$J$2:.$J$29])-[.J19]" office:value-type="float" office:value="0.091556459816891" calcext:value-type="float">
            <text:p>0,092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table:formula="of:=2*PI()*[.A20]" office:value-type="float" office:value="439822.971502571" calcext:value-type="float">
            <text:p>439822,972</text:p>
          </table:table-cell>
          <table:table-cell office:value-type="float" office:value="983" calcext:value-type="float">
            <text:p>983</text:p>
          </table:table-cell>
          <table:table-cell office:value-type="float" office:value="3190" calcext:value-type="float">
            <text:p>3190</text:p>
          </table:table-cell>
          <table:table-cell office:value-type="float" office:value="343" calcext:value-type="float">
            <text:p>343</text:p>
          </table:table-cell>
          <table:table-cell office:value-type="float" office:value="1110" calcext:value-type="float">
            <text:p>1110</text:p>
          </table:table-cell>
          <table:table-cell office:value-type="float" office:value="510" calcext:value-type="float">
            <text:p>510</text:p>
          </table:table-cell>
          <table:table-cell table:formula="of:=-([.G20]*10^(-9))*[.A20]*2*PI()" office:value-type="float" office:value="-0.224309715466311" calcext:value-type="float">
            <text:p>-0,224</text:p>
          </table:table-cell>
          <table:table-cell table:formula="of:=-360*[.G20]/((1/[.A20])*10^9)" office:value-type="float" office:value="-12.852" calcext:value-type="float">
            <text:p>-12,85</text:p>
          </table:table-cell>
          <table:table-cell table:formula="of:=[.D20]/[.C20]" office:value-type="float" office:value="3.24516785350966" calcext:value-type="float">
            <text:p>3,25</text:p>
          </table:table-cell>
          <table:table-cell table:formula="of:=20*LOG([.J20])" office:value-type="float" office:value="10.2247433045009" calcext:value-type="float">
            <text:p>10,22</text:p>
          </table:table-cell>
          <table:table-cell table:formula="of:=[.F20]/[.E20]" office:value-type="float" office:value="3.23615160349854" calcext:value-type="float">
            <text:p>3,24</text:p>
          </table:table-cell>
          <table:table-cell table:formula="of:=20*LOG([.L20])" office:value-type="float" office:value="10.2005771748777" calcext:value-type="float">
            <text:p>10,20</text:p>
          </table:table-cell>
          <table:table-cell table:formula="of:=MAX([.$J$2:.$J$29])-[.J20]" office:value-type="float" office:value="0.091556459816891" calcext:value-type="float">
            <text:p>0,092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formula="of:=2*PI()*[.A21]" office:value-type="float" office:value="502654.824574367" calcext:value-type="float">
            <text:p>502654,825</text:p>
          </table:table-cell>
          <table:table-cell office:value-type="float" office:value="983" calcext:value-type="float">
            <text:p>983</text:p>
          </table:table-cell>
          <table:table-cell office:value-type="float" office:value="3190" calcext:value-type="float">
            <text:p>3190</text:p>
          </table:table-cell>
          <table:table-cell office:value-type="float" office:value="343" calcext:value-type="float">
            <text:p>343</text:p>
          </table:table-cell>
          <table:table-cell office:value-type="float" office:value="1110" calcext:value-type="float">
            <text:p>1110</text:p>
          </table:table-cell>
          <table:table-cell office:value-type="float" office:value="560" calcext:value-type="float">
            <text:p>560</text:p>
          </table:table-cell>
          <table:table-cell table:formula="of:=-([.G21]*10^(-9))*[.A21]*2*PI()" office:value-type="float" office:value="-0.281486701761646" calcext:value-type="float">
            <text:p>-0,281</text:p>
          </table:table-cell>
          <table:table-cell table:formula="of:=-360*[.G21]/((1/[.A21])*10^9)" office:value-type="float" office:value="-16.128" calcext:value-type="float">
            <text:p>-16,13</text:p>
          </table:table-cell>
          <table:table-cell table:formula="of:=[.D21]/[.C21]" office:value-type="float" office:value="3.24516785350966" calcext:value-type="float">
            <text:p>3,25</text:p>
          </table:table-cell>
          <table:table-cell table:formula="of:=20*LOG([.J21])" office:value-type="float" office:value="10.2247433045009" calcext:value-type="float">
            <text:p>10,22</text:p>
          </table:table-cell>
          <table:table-cell table:formula="of:=[.F21]/[.E21]" office:value-type="float" office:value="3.23615160349854" calcext:value-type="float">
            <text:p>3,24</text:p>
          </table:table-cell>
          <table:table-cell table:formula="of:=20*LOG([.L21])" office:value-type="float" office:value="10.2005771748777" calcext:value-type="float">
            <text:p>10,20</text:p>
          </table:table-cell>
          <table:table-cell table:formula="of:=MAX([.$J$2:.$J$29])-[.J21]" office:value-type="float" office:value="0.091556459816891" calcext:value-type="float">
            <text:p>0,092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table:formula="of:=2*PI()*[.A22]" office:value-type="float" office:value="565486.677646163" calcext:value-type="float">
            <text:p>565486,678</text:p>
          </table:table-cell>
          <table:table-cell office:value-type="float" office:value="983" calcext:value-type="float">
            <text:p>983</text:p>
          </table:table-cell>
          <table:table-cell office:value-type="float" office:value="3190" calcext:value-type="float">
            <text:p>3190</text:p>
          </table:table-cell>
          <table:table-cell office:value-type="float" office:value="343" calcext:value-type="float">
            <text:p>343</text:p>
          </table:table-cell>
          <table:table-cell office:value-type="float" office:value="1110" calcext:value-type="float">
            <text:p>1110</text:p>
          </table:table-cell>
          <table:table-cell office:value-type="float" office:value="630" calcext:value-type="float">
            <text:p>630</text:p>
          </table:table-cell>
          <table:table-cell table:formula="of:=-([.G22]*10^(-9))*[.A22]*2*PI()" office:value-type="float" office:value="-0.356256606917083" calcext:value-type="float">
            <text:p>-0,356</text:p>
          </table:table-cell>
          <table:table-cell table:formula="of:=-360*[.G22]/((1/[.A22])*10^9)" office:value-type="float" office:value="-20.412" calcext:value-type="float">
            <text:p>-20,41</text:p>
          </table:table-cell>
          <table:table-cell table:formula="of:=[.D22]/[.C22]" office:value-type="float" office:value="3.24516785350966" calcext:value-type="float">
            <text:p>3,25</text:p>
          </table:table-cell>
          <table:table-cell table:formula="of:=20*LOG([.J22])" office:value-type="float" office:value="10.2247433045009" calcext:value-type="float">
            <text:p>10,22</text:p>
          </table:table-cell>
          <table:table-cell table:formula="of:=[.F22]/[.E22]" office:value-type="float" office:value="3.23615160349854" calcext:value-type="float">
            <text:p>3,24</text:p>
          </table:table-cell>
          <table:table-cell table:formula="of:=20*LOG([.L22])" office:value-type="float" office:value="10.2005771748777" calcext:value-type="float">
            <text:p>10,20</text:p>
          </table:table-cell>
          <table:table-cell table:formula="of:=MAX([.$J$2:.$J$29])-[.J22]" office:value-type="float" office:value="0.091556459816891" calcext:value-type="float">
            <text:p>0,09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2*PI()*[.A23]" office:value-type="float" office:value="628318.530717959" calcext:value-type="float">
            <text:p>628318,531</text:p>
          </table:table-cell>
          <table:table-cell office:value-type="float" office:value="983" calcext:value-type="float">
            <text:p>983</text:p>
          </table:table-cell>
          <table:table-cell office:value-type="float" office:value="3150" calcext:value-type="float">
            <text:p>3150</text:p>
          </table:table-cell>
          <table:table-cell office:value-type="float" office:value="343" calcext:value-type="float">
            <text:p>343</text:p>
          </table:table-cell>
          <table:table-cell office:value-type="float" office:value="1050" calcext:value-type="float">
            <text:p>1050</text:p>
          </table:table-cell>
          <table:table-cell office:value-type="float" office:value="730" calcext:value-type="float">
            <text:p>730</text:p>
          </table:table-cell>
          <table:table-cell table:formula="of:=-([.G23]*10^(-9))*[.A23]*2*PI()" office:value-type="float" office:value="-0.45867252742411" calcext:value-type="float">
            <text:p>-0,459</text:p>
          </table:table-cell>
          <table:table-cell table:formula="of:=-360*[.G23]/((1/[.A23])*10^9)" office:value-type="float" office:value="-26.28" calcext:value-type="float">
            <text:p>-26,28</text:p>
          </table:table-cell>
          <table:table-cell table:formula="of:=[.D23]/[.C23]" office:value-type="float" office:value="3.20447609359105" calcext:value-type="float">
            <text:p>3,20</text:p>
          </table:table-cell>
          <table:table-cell table:formula="of:=20*LOG([.J23])" office:value-type="float" office:value="10.1151407191493" calcext:value-type="float">
            <text:p>10,12</text:p>
          </table:table-cell>
          <table:table-cell table:formula="of:=[.F23]/[.E23]" office:value-type="float" office:value="3.06122448979592" calcext:value-type="float">
            <text:p>3,06</text:p>
          </table:table-cell>
          <table:table-cell table:formula="of:=20*LOG([.L23])" office:value-type="float" office:value="9.71790358054335" calcext:value-type="float">
            <text:p>9,72</text:p>
          </table:table-cell>
          <table:table-cell table:formula="of:=MAX([.$J$2:.$J$29])-[.J23]" office:value-type="float" office:value="0.132248219735501" calcext:value-type="float">
            <text:p>0,132</text:p>
          </table:table-cell>
        </table:table-row>
        <table:table-row table:style-name="ro1">
          <table:table-cell office:value-type="float" office:value="125000" calcext:value-type="float">
            <text:p>125000</text:p>
          </table:table-cell>
          <table:table-cell table:formula="of:=2*PI()*[.A24]" office:value-type="float" office:value="785398.163397448" calcext:value-type="float">
            <text:p>785398,163</text:p>
          </table:table-cell>
          <table:table-cell office:value-type="float" office:value="983" calcext:value-type="float">
            <text:p>983</text:p>
          </table:table-cell>
          <table:table-cell office:value-type="float" office:value="2840" calcext:value-type="float">
            <text:p>2840</text:p>
          </table:table-cell>
          <table:table-cell office:value-type="float" office:value="343" calcext:value-type="float">
            <text:p>343</text:p>
          </table:table-cell>
          <table:table-cell office:value-type="float" office:value="915" calcext:value-type="float">
            <text:p>915</text:p>
          </table:table-cell>
          <table:table-cell office:value-type="float" office:value="985" calcext:value-type="float">
            <text:p>985</text:p>
          </table:table-cell>
          <table:table-cell table:formula="of:=-([.G24]*10^(-9))*[.A24]*2*PI()" office:value-type="float" office:value="-0.773617190946487" calcext:value-type="float">
            <text:p>-0,774</text:p>
          </table:table-cell>
          <table:table-cell table:formula="of:=-360*[.G24]/((1/[.A24])*10^9)" office:value-type="float" office:value="-44.325" calcext:value-type="float">
            <text:p>-44,33</text:p>
          </table:table-cell>
          <table:table-cell table:formula="of:=[.D24]/[.C24]" office:value-type="float" office:value="2.88911495422177" calcext:value-type="float">
            <text:p>2,89</text:p>
          </table:table-cell>
          <table:table-cell table:formula="of:=20*LOG([.J24])" office:value-type="float" office:value="9.21529644429804" calcext:value-type="float">
            <text:p>9,22</text:p>
          </table:table-cell>
          <table:table-cell table:formula="of:=[.F24]/[.E24]" office:value-type="float" office:value="2.66763848396501" calcext:value-type="float">
            <text:p>2,67</text:p>
          </table:table-cell>
          <table:table-cell table:formula="of:=20*LOG([.L24])" office:value-type="float" office:value="8.52253948047355" calcext:value-type="float">
            <text:p>8,52</text:p>
          </table:table-cell>
          <table:table-cell table:formula="of:=MAX([.$J$2:.$J$29])-[.J24]" office:value-type="float" office:value="0.447609359104781" calcext:value-type="float">
            <text:p>0,448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table:formula="of:=2*PI()*[.A25]" office:value-type="float" office:value="942477.796076938" calcext:value-type="float">
            <text:p>942477,796</text:p>
          </table:table-cell>
          <table:table-cell office:value-type="float" office:value="983" calcext:value-type="float">
            <text:p>983</text:p>
          </table:table-cell>
          <table:table-cell office:value-type="float" office:value="2460" calcext:value-type="float">
            <text:p>2460</text:p>
          </table:table-cell>
          <table:table-cell office:value-type="float" office:value="343" calcext:value-type="float">
            <text:p>343</text:p>
          </table:table-cell>
          <table:table-cell office:value-type="float" office:value="777" calcext:value-type="float">
            <text:p>777</text:p>
          </table:table-cell>
          <table:table-cell office:value-type="float" office:value="1070" calcext:value-type="float">
            <text:p>1070</text:p>
          </table:table-cell>
          <table:table-cell table:formula="of:=-([.G25]*10^(-9))*[.A25]*2*PI()" office:value-type="float" office:value="-1.00845124180232" calcext:value-type="float">
            <text:p>-1,008</text:p>
          </table:table-cell>
          <table:table-cell table:formula="of:=-360*[.G25]/((1/[.A25])*10^9)" office:value-type="float" office:value="-57.78" calcext:value-type="float">
            <text:p>-57,78</text:p>
          </table:table-cell>
          <table:table-cell table:formula="of:=[.D25]/[.C25]" office:value-type="float" office:value="2.50254323499491" calcext:value-type="float">
            <text:p>2,50</text:p>
          </table:table-cell>
          <table:table-cell table:formula="of:=20*LOG([.J25])" office:value-type="float" office:value="7.96763178542487" calcext:value-type="float">
            <text:p>7,97</text:p>
          </table:table-cell>
          <table:table-cell table:formula="of:=[.F25]/[.E25]" office:value-type="float" office:value="2.26530612244898" calcext:value-type="float">
            <text:p>2,27</text:p>
          </table:table-cell>
          <table:table-cell table:formula="of:=20*LOG([.L25])" office:value-type="float" office:value="7.10253797516288" calcext:value-type="float">
            <text:p>7,10</text:p>
          </table:table-cell>
          <table:table-cell table:formula="of:=MAX([.$J$2:.$J$29])-[.J25]" office:value-type="float" office:value="0.834181078331641" calcext:value-type="float">
            <text:p>0,834</text:p>
          </table:table-cell>
        </table:table-row>
        <table:table-row table:style-name="ro1">
          <table:table-cell office:value-type="float" office:value="175000" calcext:value-type="float">
            <text:p>175000</text:p>
          </table:table-cell>
          <table:table-cell table:formula="of:=2*PI()*[.A26]" office:value-type="float" office:value="1099557.42875643" calcext:value-type="float">
            <text:p>1099557,429</text:p>
          </table:table-cell>
          <table:table-cell office:value-type="float" office:value="983" calcext:value-type="float">
            <text:p>983</text:p>
          </table:table-cell>
          <table:table-cell office:value-type="float" office:value="2190" calcext:value-type="float">
            <text:p>2190</text:p>
          </table:table-cell>
          <table:table-cell office:value-type="float" office:value="343" calcext:value-type="float">
            <text:p>343</text:p>
          </table:table-cell>
          <table:table-cell office:value-type="float" office:value="672" calcext:value-type="float">
            <text:p>672</text:p>
          </table:table-cell>
          <table:table-cell office:value-type="float" office:value="1070" calcext:value-type="float">
            <text:p>1070</text:p>
          </table:table-cell>
          <table:table-cell table:formula="of:=-([.G26]*10^(-9))*[.A26]*2*PI()" office:value-type="float" office:value="-1.17652644876938" calcext:value-type="float">
            <text:p>-1,177</text:p>
          </table:table-cell>
          <table:table-cell table:formula="of:=-360*[.G26]/((1/[.A26])*10^9)" office:value-type="float" office:value="-67.41" calcext:value-type="float">
            <text:p>-67,41</text:p>
          </table:table-cell>
          <table:table-cell table:formula="of:=[.D26]/[.C26]" office:value-type="float" office:value="2.22787385554425" calcext:value-type="float">
            <text:p>2,23</text:p>
          </table:table-cell>
          <table:table-cell table:formula="of:=20*LOG([.J26])" office:value-type="float" office:value="6.95781194015965" calcext:value-type="float">
            <text:p>6,96</text:p>
          </table:table-cell>
          <table:table-cell table:formula="of:=[.F26]/[.E26]" office:value-type="float" office:value="1.95918367346939" calcext:value-type="float">
            <text:p>1,96</text:p>
          </table:table-cell>
          <table:table-cell table:formula="of:=20*LOG([.L26])" office:value-type="float" office:value="5.8415030602211" calcext:value-type="float">
            <text:p>5,84</text:p>
          </table:table-cell>
          <table:table-cell table:formula="of:=MAX([.$J$2:.$J$29])-[.J26]" office:value-type="float" office:value="1.1088504577823" calcext:value-type="float">
            <text:p>1,10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formula="of:=2*PI()*[.A27]" office:value-type="float" office:value="1256637.06143592" calcext:value-type="float">
            <text:p>1256637,061</text:p>
          </table:table-cell>
          <table:table-cell office:value-type="float" office:value="983" calcext:value-type="float">
            <text:p>983</text:p>
          </table:table-cell>
          <table:table-cell office:value-type="float" office:value="1920" calcext:value-type="float">
            <text:p>1920</text:p>
          </table:table-cell>
          <table:table-cell office:value-type="float" office:value="343" calcext:value-type="float">
            <text:p>343</text:p>
          </table:table-cell>
          <table:table-cell office:value-type="float" office:value="592" calcext:value-type="float">
            <text:p>592</text:p>
          </table:table-cell>
          <table:table-cell office:value-type="float" office:value="1040" calcext:value-type="float">
            <text:p>1040</text:p>
          </table:table-cell>
          <table:table-cell table:formula="of:=-([.G27]*10^(-9))*[.A27]*2*PI()" office:value-type="float" office:value="-1.30690254389335" calcext:value-type="float">
            <text:p>-1,307</text:p>
          </table:table-cell>
          <table:table-cell table:formula="of:=-360*[.G27]/((1/[.A27])*10^9)" office:value-type="float" office:value="-74.88" calcext:value-type="float">
            <text:p>-74,88</text:p>
          </table:table-cell>
          <table:table-cell table:formula="of:=[.D27]/[.C27]" office:value-type="float" office:value="1.95320447609359" calcext:value-type="float">
            <text:p>1,95</text:p>
          </table:table-cell>
          <table:table-cell table:formula="of:=20*LOG([.J27])" office:value-type="float" office:value="5.81495421742828" calcext:value-type="float">
            <text:p>5,81</text:p>
          </table:table-cell>
          <table:table-cell table:formula="of:=[.F27]/[.E27]" office:value-type="float" office:value="1.72594752186589" calcext:value-type="float">
            <text:p>1,73</text:p>
          </table:table-cell>
          <table:table-cell table:formula="of:=20*LOG([.L27])" office:value-type="float" office:value="4.74055173360299" calcext:value-type="float">
            <text:p>4,74</text:p>
          </table:table-cell>
          <table:table-cell table:formula="of:=MAX([.$J$2:.$J$29])-[.J27]" office:value-type="float" office:value="1.38351983723296" calcext:value-type="float">
            <text:p>1,384</text:p>
          </table:table-cell>
        </table:table-row>
        <table:table-row table:style-name="ro1">
          <table:table-cell office:value-type="float" office:value="225000" calcext:value-type="float">
            <text:p>225000</text:p>
          </table:table-cell>
          <table:table-cell table:formula="of:=2*PI()*[.A28]" office:value-type="float" office:value="1413716.69411541" calcext:value-type="float">
            <text:p>1413716,694</text:p>
          </table:table-cell>
          <table:table-cell office:value-type="float" office:value="983" calcext:value-type="float">
            <text:p>983</text:p>
          </table:table-cell>
          <table:table-cell office:value-type="float" office:value="1700" calcext:value-type="float">
            <text:p>1700</text:p>
          </table:table-cell>
          <table:table-cell office:value-type="float" office:value="343" calcext:value-type="float">
            <text:p>343</text:p>
          </table:table-cell>
          <table:table-cell office:value-type="float" office:value="528" calcext:value-type="float">
            <text:p>528</text:p>
          </table:table-cell>
          <table:table-cell office:value-type="float" office:value="995" calcext:value-type="float">
            <text:p>995</text:p>
          </table:table-cell>
          <table:table-cell table:formula="of:=-([.G28]*10^(-9))*[.A28]*2*PI()" office:value-type="float" office:value="-1.40664811064483" calcext:value-type="float">
            <text:p>-1,407</text:p>
          </table:table-cell>
          <table:table-cell table:formula="of:=-360*[.G28]/((1/[.A28])*10^9)" office:value-type="float" office:value="-80.595" calcext:value-type="float">
            <text:p>-80,60</text:p>
          </table:table-cell>
          <table:table-cell table:formula="of:=[.D28]/[.C28]" office:value-type="float" office:value="1.7293997965412" calcext:value-type="float">
            <text:p>1,73</text:p>
          </table:table-cell>
          <table:table-cell table:formula="of:=20*LOG([.J28])" office:value-type="float" office:value="4.75790807092277" calcext:value-type="float">
            <text:p>4,76</text:p>
          </table:table-cell>
          <table:table-cell table:formula="of:=[.F28]/[.E28]" office:value-type="float" office:value="1.53935860058309" calcext:value-type="float">
            <text:p>1,54</text:p>
          </table:table-cell>
          <table:table-cell table:formula="of:=20*LOG([.L28])" office:value-type="float" office:value="3.74679604982084" calcext:value-type="float">
            <text:p>3,75</text:p>
          </table:table-cell>
          <table:table-cell table:formula="of:=MAX([.$J$2:.$J$29])-[.J28]" office:value-type="float" office:value="1.60732451678535" calcext:value-type="float">
            <text:p>1,607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table:formula="of:=2*PI()*[.A29]" office:value-type="float" office:value="1570796.3267949" calcext:value-type="float">
            <text:p>1570796,327</text:p>
          </table:table-cell>
          <table:table-cell office:value-type="float" office:value="983" calcext:value-type="float">
            <text:p>983</text:p>
          </table:table-cell>
          <table:table-cell office:value-type="float" office:value="1550" calcext:value-type="float">
            <text:p>1550</text:p>
          </table:table-cell>
          <table:table-cell office:value-type="float" office:value="343" calcext:value-type="float">
            <text:p>343</text:p>
          </table:table-cell>
          <table:table-cell office:value-type="float" office:value="477" calcext:value-type="float">
            <text:p>477</text:p>
          </table:table-cell>
          <table:table-cell office:value-type="float" office:value="950" calcext:value-type="float">
            <text:p>950</text:p>
          </table:table-cell>
          <table:table-cell table:formula="of:=-([.G29]*10^(-9))*[.A29]*2*PI()" office:value-type="float" office:value="-1.49225651045515" calcext:value-type="float">
            <text:p>-1,492</text:p>
          </table:table-cell>
          <table:table-cell table:formula="of:=-360*[.G29]/((1/[.A29])*10^9)" office:value-type="float" office:value="-85.5" calcext:value-type="float">
            <text:p>-85,50</text:p>
          </table:table-cell>
          <table:table-cell table:formula="of:=[.D29]/[.C29]" office:value-type="float" office:value="1.57680569684639" calcext:value-type="float">
            <text:p>1,58</text:p>
          </table:table-cell>
          <table:table-cell table:formula="of:=20*LOG([.J29])" office:value-type="float" office:value="3.95556360676312" calcext:value-type="float">
            <text:p>3,96</text:p>
          </table:table-cell>
          <table:table-cell table:formula="of:=[.F29]/[.E29]" office:value-type="float" office:value="1.39067055393586" calcext:value-type="float">
            <text:p>1,39</text:p>
          </table:table-cell>
          <table:table-cell table:formula="of:=20*LOG([.L29])" office:value-type="float" office:value="2.86448517994687" calcext:value-type="float">
            <text:p>2,86</text:p>
          </table:table-cell>
          <table:table-cell table:formula="of:=MAX([.$J$2:.$J$29])-[.J29]" office:value-type="float" office:value="1.75991861648016" calcext:value-type="float">
            <text:p>1,760</text:p>
          </table:table-cell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</table:table-row>
      </table:table>
      <table:table table:name="freq" table:style-name="ta1">
        <table:table-column table:style-name="co1" table:default-cell-style-name="Default"/>
        <table:table-column table:style-name="co2" table:default-cell-style-name="ce6"/>
        <table:table-column table:style-name="co1" table:default-cell-style-name="ce6"/>
        <table:table-column table:style-name="co3" table:default-cell-style-name="ce6"/>
        <table:table-row table:style-name="ro1">
          <table:table-cell office:value-type="string" calcext:value-type="string">
            <text:p>#freq</text:p>
          </table:table-cell>
          <table:table-cell table:style-name="Default" office:value-type="string" calcext:value-type="string">
            <text:p>omega</text:p>
          </table:table-cell>
          <table:table-cell table:style-name="Default" office:value-type="string" calcext:value-type="string">
            <text:p>ideal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282635903" calcext:value-type="float">
            <text:p>6,283E+00</text:p>
          </table:table-cell>
          <table:table-cell table:formula="of:=2*PI()*[.A2]" office:value-type="float" office:value="6.28318530717959" calcext:value-type="float">
            <text:p>6,283E+00</text:p>
          </table:table-cell>
          <table:table-cell table:formula="of:=[.B2]/[.C2]" office:value-type="float" office:value="0.999912559609064" calcext:value-type="float">
            <text:p>9,999E-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.413179515689" calcext:value-type="float">
            <text:p>3,141E+01</text:p>
          </table:table-cell>
          <table:table-cell table:formula="of:=2*PI()*[.A3]" office:value-type="float" office:value="31.4159265358979" calcext:value-type="float">
            <text:p>3,142E+01</text:p>
          </table:table-cell>
          <table:table-cell table:formula="of:=[.B3]/[.C3]" office:value-type="float" office:value="0.999912559630995" calcext:value-type="float">
            <text:p>9,999E-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14.150036984" calcext:value-type="float">
            <text:p>3,142E+02</text:p>
          </table:table-cell>
          <table:table-cell table:formula="of:=2*PI()*[.A4]" office:value-type="float" office:value="314.159265358979" calcext:value-type="float">
            <text:p>3,142E+02</text:p>
          </table:table-cell>
          <table:table-cell table:formula="of:=[.B4]/[.C4]" office:value-type="float" office:value="0.999970625170107" calcext:value-type="float">
            <text:p>1,000E+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28.299970479762" calcext:value-type="float">
            <text:p>6,283E+02</text:p>
          </table:table-cell>
          <table:table-cell table:formula="of:=2*PI()*[.A5]" office:value-type="float" office:value="628.318530717959" calcext:value-type="float">
            <text:p>6,283E+02</text:p>
          </table:table-cell>
          <table:table-cell table:formula="of:=[.B5]/[.C5]" office:value-type="float" office:value="0.99997046046346" calcext:value-type="float">
            <text:p>1,000E+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56.59971602846" calcext:value-type="float">
            <text:p>1,257E+03</text:p>
          </table:table-cell>
          <table:table-cell table:formula="of:=2*PI()*[.A6]" office:value-type="float" office:value="1256.63706143592" calcext:value-type="float">
            <text:p>1,257E+03</text:p>
          </table:table-cell>
          <table:table-cell table:formula="of:=[.B6]/[.C6]" office:value-type="float" office:value="0.999970281469007" calcext:value-type="float">
            <text:p>1,000E+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84.90044995857" calcext:value-type="float">
            <text:p>1,885E+03</text:p>
          </table:table-cell>
          <table:table-cell table:formula="of:=2*PI()*[.A7]" office:value-type="float" office:value="1884.95559215388" calcext:value-type="float">
            <text:p>1,885E+03</text:p>
          </table:table-cell>
          <table:table-cell table:formula="of:=[.B7]/[.C7]" office:value-type="float" office:value="0.999970746156814" calcext:value-type="float">
            <text:p>1,000E+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13.19941267969" calcext:value-type="float">
            <text:p>2,513E+03</text:p>
          </table:table-cell>
          <table:table-cell table:formula="of:=2*PI()*[.A8]" office:value-type="float" office:value="2513.27412287183" calcext:value-type="float">
            <text:p>2,513E+03</text:p>
          </table:table-cell>
          <table:table-cell table:formula="of:=[.B8]/[.C8]" office:value-type="float" office:value="0.999970273759052" calcext:value-type="float">
            <text:p>1,000E+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141.49981711476" calcext:value-type="float">
            <text:p>3,141E+03</text:p>
          </table:table-cell>
          <table:table-cell table:formula="of:=2*PI()*[.A9]" office:value-type="float" office:value="3141.59265358979" calcext:value-type="float">
            <text:p>3,142E+03</text:p>
          </table:table-cell>
          <table:table-cell table:formula="of:=[.B9]/[.C9]" office:value-type="float" office:value="0.999970449232199" calcext:value-type="float">
            <text:p>1,000E+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769.79934106274" calcext:value-type="float">
            <text:p>3,770E+03</text:p>
          </table:table-cell>
          <table:table-cell table:formula="of:=2*PI()*[.A10]" office:value-type="float" office:value="3769.91118430775" calcext:value-type="float">
            <text:p>3,770E+03</text:p>
          </table:table-cell>
          <table:table-cell table:formula="of:=[.B10]/[.C10]" office:value-type="float" office:value="0.999970332657842" calcext:value-type="float">
            <text:p>1,000E+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398.09918783246" calcext:value-type="float">
            <text:p>4,398E+03</text:p>
          </table:table-cell>
          <table:table-cell table:formula="of:=2*PI()*[.A11]" office:value-type="float" office:value="4398.22971502571" calcext:value-type="float">
            <text:p>4,398E+03</text:p>
          </table:table-cell>
          <table:table-cell table:formula="of:=[.B11]/[.C11]" office:value-type="float" office:value="0.999970322788552" calcext:value-type="float">
            <text:p>1,000E+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026.39874241" calcext:value-type="float">
            <text:p>5,026E+03</text:p>
          </table:table-cell>
          <table:table-cell table:formula="of:=2*PI()*[.A12]" office:value-type="float" office:value="5026.54824574367" calcext:value-type="float">
            <text:p>5,027E+03</text:p>
          </table:table-cell>
          <table:table-cell table:formula="of:=[.B12]/[.C12]" office:value-type="float" office:value="0.999970257256797" calcext:value-type="float">
            <text:p>1,000E+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654.69931274" calcext:value-type="float">
            <text:p>5,655E+03</text:p>
          </table:table-cell>
          <table:table-cell table:formula="of:=2*PI()*[.A13]" office:value-type="float" office:value="5654.86677646163" calcext:value-type="float">
            <text:p>5,655E+03</text:p>
          </table:table-cell>
          <table:table-cell table:formula="of:=[.B13]/[.C13]" office:value-type="float" office:value="0.999970385912127" calcext:value-type="float">
            <text:p>1,000E+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282.99870459596" calcext:value-type="float">
            <text:p>6,283E+03</text:p>
          </table:table-cell>
          <table:table-cell table:formula="of:=2*PI()*[.A14]" office:value-type="float" office:value="6283.18530717959" calcext:value-type="float">
            <text:p>6,283E+03</text:p>
          </table:table-cell>
          <table:table-cell table:formula="of:=[.B14]/[.C14]" office:value-type="float" office:value="0.999970301276422" calcext:value-type="float">
            <text:p>1,000E+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565.9978785875" calcext:value-type="float">
            <text:p>1,257E+04</text:p>
          </table:table-cell>
          <table:table-cell table:formula="of:=2*PI()*[.A15]" office:value-type="float" office:value="12566.3706143592" calcext:value-type="float">
            <text:p>1,257E+04</text:p>
          </table:table-cell>
          <table:table-cell table:formula="of:=[.B15]/[.C15]" office:value-type="float" office:value="0.999970338629736" calcext:value-type="float">
            <text:p>1,000E+0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8848.9972470769" calcext:value-type="float">
            <text:p>1,885E+04</text:p>
          </table:table-cell>
          <table:table-cell table:formula="of:=2*PI()*[.A16]" office:value-type="float" office:value="18849.5559215388" calcext:value-type="float">
            <text:p>1,885E+04</text:p>
          </table:table-cell>
          <table:table-cell table:formula="of:=[.B16]/[.C16]" office:value-type="float" office:value="0.999970361399272" calcext:value-type="float">
            <text:p>1,000E+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5131.9966534109" calcext:value-type="float">
            <text:p>2,513E+04</text:p>
          </table:table-cell>
          <table:table-cell table:formula="of:=2*PI()*[.A17]" office:value-type="float" office:value="25132.7412287183" calcext:value-type="float">
            <text:p>2,513E+04</text:p>
          </table:table-cell>
          <table:table-cell table:formula="of:=[.B17]/[.C17]" office:value-type="float" office:value="0.999970374289829" calcext:value-type="float">
            <text:p>1,000E+0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1414.9957772111" calcext:value-type="float">
            <text:p>3,141E+04</text:p>
          </table:table-cell>
          <table:table-cell table:formula="of:=2*PI()*[.A18]" office:value-type="float" office:value="31415.9265358979" calcext:value-type="float">
            <text:p>3,142E+04</text:p>
          </table:table-cell>
          <table:table-cell table:formula="of:=[.B18]/[.C18]" office:value-type="float" office:value="0.999970373030833" calcext:value-type="float">
            <text:p>1,000E+0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7697.9944509916" calcext:value-type="float">
            <text:p>3,770E+04</text:p>
          </table:table-cell>
          <table:table-cell table:formula="of:=2*PI()*[.A19]" office:value-type="float" office:value="37699.1118430775" calcext:value-type="float">
            <text:p>3,770E+04</text:p>
          </table:table-cell>
          <table:table-cell table:formula="of:=[.B19]/[.C19]" office:value-type="float" office:value="0.999970360254359" calcext:value-type="float">
            <text:p>1,000E+0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3980.9933072315" calcext:value-type="float">
            <text:p>4,398E+04</text:p>
          </table:table-cell>
          <table:table-cell table:formula="of:=2*PI()*[.A20]" office:value-type="float" office:value="43982.2971502571" calcext:value-type="float">
            <text:p>4,398E+04</text:p>
          </table:table-cell>
          <table:table-cell table:formula="of:=[.B20]/[.C20]" office:value-type="float" office:value="0.99997035527678" calcext:value-type="float">
            <text:p>1,000E+0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50263.9918308883" calcext:value-type="float">
            <text:p>5,026E+04</text:p>
          </table:table-cell>
          <table:table-cell table:formula="of:=2*PI()*[.A21]" office:value-type="float" office:value="50265.4824574367" calcext:value-type="float">
            <text:p>5,027E+04</text:p>
          </table:table-cell>
          <table:table-cell table:formula="of:=[.B21]/[.C21]" office:value-type="float" office:value="0.999970344927065" calcext:value-type="float">
            <text:p>1,000E+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56546.9898447047" calcext:value-type="float">
            <text:p>5,655E+04</text:p>
          </table:table-cell>
          <table:table-cell table:formula="of:=2*PI()*[.A22]" office:value-type="float" office:value="56548.6677646163" calcext:value-type="float">
            <text:p>5,655E+04</text:p>
          </table:table-cell>
          <table:table-cell table:formula="of:=[.B22]/[.C22]" office:value-type="float" office:value="0.999970327861329" calcext:value-type="float">
            <text:p>1,000E+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2829.989653527" calcext:value-type="float">
            <text:p>6,283E+04</text:p>
          </table:table-cell>
          <table:table-cell table:formula="of:=2*PI()*[.A23]" office:value-type="float" office:value="62831.8530717959" calcext:value-type="float">
            <text:p>6,283E+04</text:p>
          </table:table-cell>
          <table:table-cell table:formula="of:=[.B23]/[.C23]" office:value-type="float" office:value="0.999970342777146" calcext:value-type="float">
            <text:p>1,000E+00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69112.9886188797" calcext:value-type="float">
            <text:p>6,911E+04</text:p>
          </table:table-cell>
          <table:table-cell table:formula="of:=2*PI()*[.A24]" office:value-type="float" office:value="69115.0383789754" calcext:value-type="float">
            <text:p>6,912E+04</text:p>
          </table:table-cell>
          <table:table-cell table:formula="of:=[.B24]/[.C24]" office:value-type="float" office:value="0.999970342777146" calcext:value-type="float">
            <text:p>1,000E+00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75395.9988936201" calcext:value-type="float">
            <text:p>7,540E+04</text:p>
          </table:table-cell>
          <table:table-cell table:formula="of:=2*PI()*[.A25]" office:value-type="float" office:value="75398.223686155" calcext:value-type="float">
            <text:p>7,540E+04</text:p>
          </table:table-cell>
          <table:table-cell table:formula="of:=[.B25]/[.C25]" office:value-type="float" office:value="0.999970492772559" calcext:value-type="float">
            <text:p>1,000E+00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81678.9881881631" calcext:value-type="float">
            <text:p>8,168E+04</text:p>
          </table:table-cell>
          <table:table-cell table:formula="of:=2*PI()*[.A26]" office:value-type="float" office:value="81681.4089933346" calcext:value-type="float">
            <text:p>8,168E+04</text:p>
          </table:table-cell>
          <table:table-cell table:formula="of:=[.B26]/[.C26]" office:value-type="float" office:value="0.999970362837745" calcext:value-type="float">
            <text:p>1,000E+00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87961.9863992173" calcext:value-type="float">
            <text:p>8,796E+04</text:p>
          </table:table-cell>
          <table:table-cell table:formula="of:=2*PI()*[.A27]" office:value-type="float" office:value="87964.5943005142" calcext:value-type="float">
            <text:p>8,796E+04</text:p>
          </table:table-cell>
          <table:table-cell table:formula="of:=[.B27]/[.C27]" office:value-type="float" office:value="0.999970352829822" calcext:value-type="float">
            <text:p>1,000E+00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94244.9854277332" calcext:value-type="float">
            <text:p>9,424E+04</text:p>
          </table:table-cell>
          <table:table-cell table:formula="of:=2*PI()*[.A28]" office:value-type="float" office:value="94247.7796076938" calcext:value-type="float">
            <text:p>9,425E+04</text:p>
          </table:table-cell>
          <table:table-cell table:formula="of:=[.B28]/[.C28]" office:value-type="float" office:value="0.999970352829826" calcext:value-type="float">
            <text:p>1,000E+00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00528.003556553" calcext:value-type="float">
            <text:p>1,005E+05</text:p>
          </table:table-cell>
          <table:table-cell table:formula="of:=2*PI()*[.A29]" office:value-type="float" office:value="100530.964914873" calcext:value-type="float">
            <text:p>1,005E+05</text:p>
          </table:table-cell>
          <table:table-cell table:formula="of:=[.B29]/[.C29]" office:value-type="float" office:value="0.999970542824065" calcext:value-type="float">
            <text:p>1,000E+00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106810.984518876" calcext:value-type="float">
            <text:p>1,068E+05</text:p>
          </table:table-cell>
          <table:table-cell table:formula="of:=2*PI()*[.A30]" office:value-type="float" office:value="106814.150222053" calcext:value-type="float">
            <text:p>1,068E+05</text:p>
          </table:table-cell>
          <table:table-cell table:formula="of:=[.B30]/[.C30]" office:value-type="float" office:value="0.999970362511237" calcext:value-type="float">
            <text:p>1,000E+00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13093.979649929" calcext:value-type="float">
            <text:p>1,131E+05</text:p>
          </table:table-cell>
          <table:table-cell table:formula="of:=2*PI()*[.A31]" office:value-type="float" office:value="113097.335529233" calcext:value-type="float">
            <text:p>1,131E+05</text:p>
          </table:table-cell>
          <table:table-cell table:formula="of:=[.B31]/[.C31]" office:value-type="float" office:value="0.999970327512246" calcext:value-type="float">
            <text:p>1,000E+00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119377.022091976" calcext:value-type="float">
            <text:p>1,194E+05</text:p>
          </table:table-cell>
          <table:table-cell table:formula="of:=2*PI()*[.A32]" office:value-type="float" office:value="119380.520836412" calcext:value-type="float">
            <text:p>1,194E+05</text:p>
          </table:table-cell>
          <table:table-cell table:formula="of:=[.B32]/[.C32]" office:value-type="float" office:value="0.999970692501493" calcext:value-type="float">
            <text:p>1,000E+00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25659.978430757" calcext:value-type="float">
            <text:p>1,257E+05</text:p>
          </table:table-cell>
          <table:table-cell table:formula="of:=2*PI()*[.A33]" office:value-type="float" office:value="125663.706143592" calcext:value-type="float">
            <text:p>1,257E+05</text:p>
          </table:table-cell>
          <table:table-cell table:formula="of:=[.B33]/[.C33]" office:value-type="float" office:value="0.999970335803796" calcext:value-type="float">
            <text:p>1,000E+00</text:p>
          </table:table-cell>
        </table:table-row>
        <table:table-row table:style-name="ro1">
          <table:table-cell table:number-columns-repeated="3"/>
          <table:table-cell table:style-name="ce8" table:formula="of:=AVERAGE([.D4:.D33])" office:value-type="float" office:value="0.999970392659622" calcext:value-type="float">
            <text:p>9,9997039E-01</text:p>
          </table:table-cell>
        </table:table-row>
      </table:table>
      <table:table table:name="plot" table:style-name="ta1">
        <table:shapes>
          <draw:frame draw:z-index="0" draw:style-name="gr1" draw:text-style-name="P1" svg:width="10.5185in" svg:height="5.9165in" svg:x="0in" svg:y="0in">
            <draw:object draw:notify-on-update-of-ranges="data.A18:data.A29 data.H18:data.H29 data.A2:data.A18 data.H2:data.H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5917in" svg:height="6.5201in" svg:x="0in" svg:y="5.9063in">
            <draw:object draw:notify-on-update-of-ranges="data.A2:data.A29 data.J1:data.J1 data.J2:data.J29 data.A2:data.A29 data.L1:data.L1 data.L2:data.L29 freq.A3:freq.A18 freq.F2:freq.F2 freq.F3:freq.F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l" fo:country="PL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3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22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2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0">
      <number:number number:decimal-places="17" number:min-decimal-places="17" number:min-integer-digits="1"/>
    </number:number-style>
    <number:number-style style:name="N119">
      <number:number number:decimal-places="16" number:min-decimal-places="16" number:min-integer-digits="1"/>
    </number:number-style>
    <number:number-style style:name="N118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17">
      <number:number number:decimal-places="4" number:min-decimal-places="4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2">
      <number:number number:decimal-places="9" number:min-decimal-places="9" number:min-integer-digits="1"/>
    </number:number-style>
    <number:number-style style:name="N111">
      <number:number number:decimal-places="10" number:min-decimal-places="10" number:min-integer-digits="1"/>
    </number:number-style>
    <number:number-style style:name="N110">
      <number:number number:decimal-places="11" number:min-decimal-places="11" number:min-integer-digits="1"/>
    </number:number-style>
    <number:number-style style:name="N109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08">
      <number:number number:decimal-places="1" number:min-decimal-places="1"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13:46:13.353147998</meta:creation-date>
    <dc:date>2023-06-20T20:53:59.458416110</dc:date>
    <meta:editing-duration>PT10H12M32S</meta:editing-duration>
    <meta:editing-cycles>16</meta:editing-cycles>
    <meta:generator>LibreOffice/7.4.5.1$Linux_X86_64 LibreOffice_project/40$Build-1</meta:generator>
    <dc:creator>Łukasz Dróżdż</dc:creator>
    <meta:document-statistic meta:table-count="3" meta:cell-count="537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9">
      <number:scientific-number number:decimal-places="5" number:min-decimal-places="5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minimum="1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0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tru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9" style:family="chart" style:data-style-name="N109"/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718cm" svg:height="15.029cm" xlink:href=".." xlink:type="simple" chart:class="chart:scatter" chart:style-name="ch1">
        <chart:plot-area chart:style-name="ch2" table:cell-range-address="data.A18:data.A29 data.H2:data.H29" svg:x="0.534cm" svg:y="0.3cm" svg:width="25.65cm" svg:height="14.429cm">
          <chart:coordinate-region svg:x="1.738cm" svg:y="0.499cm" svg:width="23.796cm" svg:height="14.031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ata.H18:data.H29" chart:class="chart:scatter">
            <chart:domain table:cell-range-address="data.A18:data.A29"/>
            <chart:data-point chart:repeated="12"/>
          </chart:series>
          <chart:series chart:style-name="ch7" chart:values-cell-range-address="data.H2:data.H18" chart:class="chart:scatter">
            <chart:domain table:cell-range-address="data.A2:data.A18"/>
            <chart:regression-curve chart:style-name="ch8">
              <chart:equation chart:display-equation="true" chart:display-r-square="false" svg:x="2.185cm" svg:y="3.352cm" chart:style-name="ch9"/>
            </chart:regression-curve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H</text:p>
              </table:table-cell>
              <table:table-cell office:value-type="string">
                <text:p>Kolumna A</text:p>
              </table:table-cell>
              <table:table-cell office:value-type="string">
                <text:p>Kolumna H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</table:table-cell>
              <table:table-cell office:value-type="float" office:value="50000">
                <text:p>50000</text:p>
                <draw:g>
                  <svg:desc>data.A18:data.A29</svg:desc>
                </draw:g>
              </table:table-cell>
              <table:table-cell office:value-type="float" office:value="-0.138230076757951">
                <text:p>-0.138230076757951</text:p>
                <draw:g>
                  <svg:desc>data.H18:data.H29</svg:desc>
                </draw:g>
              </table:table-cell>
              <table:table-cell office:value-type="float" office:value="100">
                <text:p>100</text:p>
                <draw:g>
                  <svg:desc>data.A2:data.A18</svg:desc>
                </draw:g>
              </table:table-cell>
              <table:table-cell office:value-type="float" office:value="-0.000263893782901543">
                <text:p>-0.000263893782901543</text:p>
                <draw:g>
                  <svg:desc>data.H2:data.H18</svg:desc>
                </draw:g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60000">
                <text:p>60000</text:p>
              </table:table-cell>
              <table:table-cell office:value-type="float" office:value="-0.177185825662464">
                <text:p>-0.177185825662464</text:p>
              </table:table-cell>
              <table:table-cell office:value-type="float" office:value="300">
                <text:p>300</text:p>
              </table:table-cell>
              <table:table-cell office:value-type="float" office:value="-0.000791681348704628">
                <text:p>-0.00079168134870462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70000">
                <text:p>70000</text:p>
              </table:table-cell>
              <table:table-cell office:value-type="float" office:value="-0.224309715466311">
                <text:p>-0.224309715466311</text:p>
              </table:table-cell>
              <table:table-cell office:value-type="float" office:value="600">
                <text:p>600</text:p>
              </table:table-cell>
              <table:table-cell office:value-type="float" office:value="-0.00158336269740926">
                <text:p>-0.0015833626974092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80000">
                <text:p>80000</text:p>
              </table:table-cell>
              <table:table-cell office:value-type="float" office:value="-0.281486701761646">
                <text:p>-0.281486701761646</text:p>
              </table:table-cell>
              <table:table-cell office:value-type="float" office:value="1000">
                <text:p>1000</text:p>
              </table:table-cell>
              <table:table-cell office:value-type="float" office:value="-0.00263893782901543">
                <text:p>-0.0026389378290154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90000">
                <text:p>90000</text:p>
              </table:table-cell>
              <table:table-cell office:value-type="float" office:value="-0.356256606917083">
                <text:p>-0.356256606917083</text:p>
              </table:table-cell>
              <table:table-cell office:value-type="float" office:value="2000">
                <text:p>2000</text:p>
              </table:table-cell>
              <table:table-cell office:value-type="float" office:value="-0.00527787565803085">
                <text:p>-0.0052778756580308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00000">
                <text:p>100000</text:p>
              </table:table-cell>
              <table:table-cell office:value-type="float" office:value="-0.45867252742411">
                <text:p>-0.45867252742411</text:p>
              </table:table-cell>
              <table:table-cell office:value-type="float" office:value="3000">
                <text:p>3000</text:p>
              </table:table-cell>
              <table:table-cell office:value-type="float" office:value="-0.00791681348704628">
                <text:p>-0.0079168134870462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25000">
                <text:p>125000</text:p>
              </table:table-cell>
              <table:table-cell office:value-type="float" office:value="-0.773617190946487">
                <text:p>-0.773617190946487</text:p>
              </table:table-cell>
              <table:table-cell office:value-type="float" office:value="4000">
                <text:p>4000</text:p>
              </table:table-cell>
              <table:table-cell office:value-type="float" office:value="-0.0105557513160617">
                <text:p>-0.010555751316061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50000">
                <text:p>150000</text:p>
              </table:table-cell>
              <table:table-cell office:value-type="float" office:value="-1.00845124180232">
                <text:p>-1.00845124180232</text:p>
              </table:table-cell>
              <table:table-cell office:value-type="float" office:value="5000">
                <text:p>5000</text:p>
              </table:table-cell>
              <table:table-cell office:value-type="float" office:value="-0.0131946891450771">
                <text:p>-0.013194689145077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75000">
                <text:p>175000</text:p>
              </table:table-cell>
              <table:table-cell office:value-type="float" office:value="-1.17652644876938">
                <text:p>-1.17652644876938</text:p>
              </table:table-cell>
              <table:table-cell office:value-type="float" office:value="6000">
                <text:p>6000</text:p>
              </table:table-cell>
              <table:table-cell office:value-type="float" office:value="-0.0158336269740926">
                <text:p>-0.0158336269740926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00000">
                <text:p>200000</text:p>
              </table:table-cell>
              <table:table-cell office:value-type="float" office:value="-1.30690254389335">
                <text:p>-1.30690254389335</text:p>
              </table:table-cell>
              <table:table-cell office:value-type="float" office:value="7000">
                <text:p>7000</text:p>
              </table:table-cell>
              <table:table-cell office:value-type="float" office:value="-0.018472564803108">
                <text:p>-0.01847256480310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25000">
                <text:p>225000</text:p>
              </table:table-cell>
              <table:table-cell office:value-type="float" office:value="-1.40664811064483">
                <text:p>-1.40664811064483</text:p>
              </table:table-cell>
              <table:table-cell office:value-type="float" office:value="8000">
                <text:p>8000</text:p>
              </table:table-cell>
              <table:table-cell office:value-type="float" office:value="-0.0211115026321234">
                <text:p>-0.0211115026321234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50000">
                <text:p>250000</text:p>
              </table:table-cell>
              <table:table-cell office:value-type="float" office:value="-1.49225651045515">
                <text:p>-1.49225651045515</text:p>
              </table:table-cell>
              <table:table-cell office:value-type="float" office:value="9000">
                <text:p>9000</text:p>
              </table:table-cell>
              <table:table-cell office:value-type="float" office:value="-0.0237504404611388">
                <text:p>-0.023750440461138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">
                <text:p>10000</text:p>
              </table:table-cell>
              <table:table-cell office:value-type="float" office:value="-0.0263893782901543">
                <text:p>-0.0263893782901543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00">
                <text:p>20000</text:p>
              </table:table-cell>
              <table:table-cell office:value-type="float" office:value="-0.0527787565803085">
                <text:p>-0.0527787565803085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00">
                <text:p>30000</text:p>
              </table:table-cell>
              <table:table-cell office:value-type="float" office:value="-0.0791681348704628">
                <text:p>-0.0791681348704628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00">
                <text:p>40000</text:p>
              </table:table-cell>
              <table:table-cell office:value-type="float" office:value="-0.105557513160617">
                <text:p>-0.105557513160617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00">
                <text:p>50000</text:p>
              </table:table-cell>
              <table:table-cell office:value-type="float" office:value="-0.138230076757951">
                <text:p>-0.1382300767579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minimum="1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regression-name="" chart:regression-max-degree="4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444cm" svg:height="16.562cm" xlink:href=".." xlink:type="simple" chart:class="chart:scatter" chart:style-name="ch1">
        <chart:plot-area chart:style-name="ch2" table:cell-range-address="data.A2:data.A29 data.J1:data.J29 data.L1:data.L29 freq.F2:freq.F18" chart:data-source-has-labels="row" svg:x="0.588cm" svg:y="0.331cm" svg:width="28.268cm" svg:height="15.9cm">
          <chart:coordinate-region svg:x="1.5cm" svg:y="0.53cm" svg:width="26.706cm" svg:height="15.054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ata.J2:data.J29" chart:label-cell-address="data.J1:data.J1" chart:class="chart:scatter">
            <chart:domain table:cell-range-address="data.A2:data.A29"/>
            <chart:regression-curve chart:style-name="ch7"/>
            <chart:data-point chart:repeated="28"/>
          </chart:series>
          <chart:series chart:style-name="ch8" chart:values-cell-range-address="data.L2:data.L29" chart:label-cell-address="data.L1:data.L1" chart:class="chart:scatter">
            <chart:data-point chart:repeated="28"/>
          </chart:series>
          <chart:series chart:style-name="ch9" chart:values-cell-range-address="freq.F3:freq.F18" chart:label-cell-address="freq.F2:freq.F2" chart:class="chart:scatter">
            <chart:domain table:cell-range-address="freq.A3:freq.A18"/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_vpp</text:p>
                <draw:g>
                  <svg:desc>data.J1:data.J1</svg:desc>
                </draw:g>
              </table:table-cell>
              <table:table-cell office:value-type="string">
                <text:p>k_rms</text:p>
                <draw:g>
                  <svg:desc>data.L1:data.L1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/>
                <draw:g>
                  <svg:desc>freq.F2:freq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data.A2:data.A29</svg:desc>
                </draw:g>
              </table:table-cell>
              <table:table-cell office:value-type="float" office:value="3.33672431332655">
                <text:p>3.33672431332655</text:p>
                <draw:g>
                  <svg:desc>data.J2:data.J29</svg:desc>
                </draw:g>
              </table:table-cell>
              <table:table-cell office:value-type="float" office:value="3.26530612244898">
                <text:p>3.26530612244898</text:p>
                <draw:g>
                  <svg:desc>data.L2:data.L29</svg:desc>
                </draw:g>
              </table:table-cell>
              <table:table-cell office:value-type="float" office:value="5">
                <text:p>5</text:p>
                <draw:g>
                  <svg:desc>freq.A3:freq.A18</svg:desc>
                </draw:g>
              </table:table-cell>
              <table:table-cell office:value-type="float" office:value="NaN">
                <text:p>NaN</text:p>
                <draw:g>
                  <svg:desc>freq.F3:freq.F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3.33672431332655">
                <text:p>3.33672431332655</text:p>
              </table:table-cell>
              <table:table-cell office:value-type="float" office:value="3.26530612244898">
                <text:p>3.2653061224489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3.33672431332655">
                <text:p>3.33672431332655</text:p>
              </table:table-cell>
              <table:table-cell office:value-type="float" office:value="3.26530612244898">
                <text:p>3.26530612244898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3.33672431332655">
                <text:p>3.33672431332655</text:p>
              </table:table-cell>
              <table:table-cell office:value-type="float" office:value="3.26530612244898">
                <text:p>3.26530612244898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3.31637843336724">
                <text:p>3.31637843336724</text:p>
              </table:table-cell>
              <table:table-cell office:value-type="float" office:value="3.26530612244898">
                <text:p>3.26530612244898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3.31637843336724">
                <text:p>3.31637843336724</text:p>
              </table:table-cell>
              <table:table-cell office:value-type="float" office:value="3.26530612244898">
                <text:p>3.26530612244898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">
                <text:p>4000</text:p>
              </table:table-cell>
              <table:table-cell office:value-type="float" office:value="3.31637843336724">
                <text:p>3.31637843336724</text:p>
              </table:table-cell>
              <table:table-cell office:value-type="float" office:value="3.26530612244898">
                <text:p>3.26530612244898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3.31637843336724">
                <text:p>3.31637843336724</text:p>
              </table:table-cell>
              <table:table-cell office:value-type="float" office:value="3.26530612244898">
                <text:p>3.26530612244898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0">
                <text:p>6000</text:p>
              </table:table-cell>
              <table:table-cell office:value-type="float" office:value="3.31637843336724">
                <text:p>3.31637843336724</text:p>
              </table:table-cell>
              <table:table-cell office:value-type="float" office:value="3.26530612244898">
                <text:p>3.26530612244898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00">
                <text:p>7000</text:p>
              </table:table-cell>
              <table:table-cell office:value-type="float" office:value="3.30620549338759">
                <text:p>3.30620549338759</text:p>
              </table:table-cell>
              <table:table-cell office:value-type="float" office:value="3.26530612244898">
                <text:p>3.26530612244898</text:p>
              </table:table-cell>
              <table:table-cell office:value-type="float" office:value="800">
                <text:p>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00">
                <text:p>8000</text:p>
              </table:table-cell>
              <table:table-cell office:value-type="float" office:value="3.30620549338759">
                <text:p>3.30620549338759</text:p>
              </table:table-cell>
              <table:table-cell office:value-type="float" office:value="3.26530612244898">
                <text:p>3.26530612244898</text:p>
              </table:table-cell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00">
                <text:p>9000</text:p>
              </table:table-cell>
              <table:table-cell office:value-type="float" office:value="3.30620549338759">
                <text:p>3.30620549338759</text:p>
              </table:table-cell>
              <table:table-cell office:value-type="float" office:value="3.26530612244898">
                <text:p>3.26530612244898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">
                <text:p>10000</text:p>
              </table:table-cell>
              <table:table-cell office:value-type="float" office:value="3.26551373346897">
                <text:p>3.26551373346897</text:p>
              </table:table-cell>
              <table:table-cell office:value-type="float" office:value="3.26530612244898">
                <text:p>3.26530612244898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0">
                <text:p>20000</text:p>
              </table:table-cell>
              <table:table-cell office:value-type="float" office:value="3.26551373346897">
                <text:p>3.26551373346897</text:p>
              </table:table-cell>
              <table:table-cell office:value-type="float" office:value="3.26530612244898">
                <text:p>3.26530612244898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00">
                <text:p>30000</text:p>
              </table:table-cell>
              <table:table-cell office:value-type="float" office:value="3.24516785350966">
                <text:p>3.24516785350966</text:p>
              </table:table-cell>
              <table:table-cell office:value-type="float" office:value="3.26530612244898">
                <text:p>3.26530612244898</text:p>
              </table:table-cell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">
                <text:p>40000</text:p>
              </table:table-cell>
              <table:table-cell office:value-type="float" office:value="3.24516785350966">
                <text:p>3.24516785350966</text:p>
              </table:table-cell>
              <table:table-cell office:value-type="float" office:value="3.26530612244898">
                <text:p>3.26530612244898</text:p>
              </table:table-cell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000">
                <text:p>50000</text:p>
              </table:table-cell>
              <table:table-cell office:value-type="float" office:value="3.24516785350966">
                <text:p>3.24516785350966</text:p>
              </table:table-cell>
              <table:table-cell office:value-type="float" office:value="3.26530612244898">
                <text:p>3.26530612244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000">
                <text:p>60000</text:p>
              </table:table-cell>
              <table:table-cell office:value-type="float" office:value="3.24516785350966">
                <text:p>3.24516785350966</text:p>
              </table:table-cell>
              <table:table-cell office:value-type="float" office:value="3.26530612244898">
                <text:p>3.26530612244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000">
                <text:p>70000</text:p>
              </table:table-cell>
              <table:table-cell office:value-type="float" office:value="3.24516785350966">
                <text:p>3.24516785350966</text:p>
              </table:table-cell>
              <table:table-cell office:value-type="float" office:value="3.23615160349854">
                <text:p>3.23615160349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000">
                <text:p>80000</text:p>
              </table:table-cell>
              <table:table-cell office:value-type="float" office:value="3.24516785350966">
                <text:p>3.24516785350966</text:p>
              </table:table-cell>
              <table:table-cell office:value-type="float" office:value="3.23615160349854">
                <text:p>3.23615160349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000">
                <text:p>90000</text:p>
              </table:table-cell>
              <table:table-cell office:value-type="float" office:value="3.24516785350966">
                <text:p>3.24516785350966</text:p>
              </table:table-cell>
              <table:table-cell office:value-type="float" office:value="3.23615160349854">
                <text:p>3.23615160349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000">
                <text:p>100000</text:p>
              </table:table-cell>
              <table:table-cell office:value-type="float" office:value="3.20447609359105">
                <text:p>3.20447609359105</text:p>
              </table:table-cell>
              <table:table-cell office:value-type="float" office:value="3.06122448979592">
                <text:p>3.06122448979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5000">
                <text:p>125000</text:p>
              </table:table-cell>
              <table:table-cell office:value-type="float" office:value="2.88911495422177">
                <text:p>2.88911495422177</text:p>
              </table:table-cell>
              <table:table-cell office:value-type="float" office:value="2.66763848396501">
                <text:p>2.66763848396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0000">
                <text:p>150000</text:p>
              </table:table-cell>
              <table:table-cell office:value-type="float" office:value="2.50254323499491">
                <text:p>2.50254323499491</text:p>
              </table:table-cell>
              <table:table-cell office:value-type="float" office:value="2.26530612244898">
                <text:p>2.26530612244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5000">
                <text:p>175000</text:p>
              </table:table-cell>
              <table:table-cell office:value-type="float" office:value="2.22787385554425">
                <text:p>2.22787385554425</text:p>
              </table:table-cell>
              <table:table-cell office:value-type="float" office:value="1.95918367346939">
                <text:p>1.95918367346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000">
                <text:p>200000</text:p>
              </table:table-cell>
              <table:table-cell office:value-type="float" office:value="1.95320447609359">
                <text:p>1.95320447609359</text:p>
              </table:table-cell>
              <table:table-cell office:value-type="float" office:value="1.72594752186589">
                <text:p>1.72594752186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5000">
                <text:p>225000</text:p>
              </table:table-cell>
              <table:table-cell office:value-type="float" office:value="1.7293997965412">
                <text:p>1.7293997965412</text:p>
              </table:table-cell>
              <table:table-cell office:value-type="float" office:value="1.53935860058309">
                <text:p>1.5393586005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0000">
                <text:p>250000</text:p>
              </table:table-cell>
              <table:table-cell office:value-type="float" office:value="1.57680569684639">
                <text:p>1.57680569684639</text:p>
              </table:table-cell>
              <table:table-cell office:value-type="float" office:value="1.39067055393586">
                <text:p>1.39067055393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